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Resultados" style:family="table">
      <style:table-properties style:width="19.001cm" fo:margin-top="0.499cm" fo:margin-bottom="0cm" table:align="margins"/>
    </style:style>
    <style:style style:name="Resultados.A" style:family="table-column">
      <style:table-column-properties style:column-width="2.117cm" style:rel-column-width="7300*"/>
    </style:style>
    <style:style style:name="Resultados.B" style:family="table-column">
      <style:table-column-properties style:column-width="5.248cm" style:rel-column-width="18099*"/>
    </style:style>
    <style:style style:name="Resultados.C" style:family="table-column">
      <style:table-column-properties style:column-width="1.699cm" style:rel-column-width="5858*"/>
    </style:style>
    <style:style style:name="Resultados.D" style:family="table-column">
      <style:table-column-properties style:column-width="1.697cm" style:rel-column-width="5852*"/>
    </style:style>
    <style:style style:name="Resultados.E" style:family="table-column">
      <style:table-column-properties style:column-width="2.734cm" style:rel-column-width="9429*"/>
    </style:style>
    <style:style style:name="Resultados.F" style:family="table-column">
      <style:table-column-properties style:column-width="1.522cm" style:rel-column-width="5250*"/>
    </style:style>
    <style:style style:name="Resultados.G" style:family="table-column">
      <style:table-column-properties style:column-width="3.986cm" style:rel-column-width="13747*"/>
    </style:style>
    <style:style style:name="Resultado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sultados.G1" style:family="table-cell">
      <style:table-cell-properties fo:background-color="#000000" fo:padding="0.097cm" fo:border="0.05pt solid #000000">
        <style:background-image/>
      </style:table-cell-properties>
    </style:style>
    <style:style style:name="Resultados.A2" style:family="table-cell">
      <style:table-cell-properties fo:padding="0.097cm" fo:border-left="0.05pt solid #000000" fo:border-right="none" fo:border-top="none" fo:border-bottom="0.05pt solid #000000"/>
    </style:style>
    <style:style style:name="Resultados.B2" style:family="table-cell">
      <style:table-cell-properties fo:padding="0.097cm" fo:border-left="0.05pt solid #000000" fo:border-right="none" fo:border-top="none" fo:border-bottom="0.05pt solid #000000"/>
    </style:style>
    <style:style style:name="Resultados.C2" style:family="table-cell">
      <style:table-cell-properties fo:padding="0.097cm" fo:border-left="0.05pt solid #000000" fo:border-right="none" fo:border-top="none" fo:border-bottom="0.05pt solid #000000"/>
    </style:style>
    <style:style style:name="Resultados.D2" style:family="table-cell">
      <style:table-cell-properties fo:padding="0.097cm" fo:border-left="0.05pt solid #000000" fo:border-right="none" fo:border-top="none" fo:border-bottom="0.05pt solid #000000"/>
    </style:style>
    <style:style style:name="Resultados.E2" style:family="table-cell">
      <style:table-cell-properties fo:padding="0.097cm" fo:border-left="0.05pt solid #000000" fo:border-right="none" fo:border-top="none" fo:border-bottom="0.05pt solid #000000"/>
    </style:style>
    <style:style style:name="Resultados.F2" style:family="table-cell">
      <style:table-cell-properties fo:padding="0.097cm" fo:border-left="0.05pt solid #000000" fo:border-right="none" fo:border-top="none" fo:border-bottom="0.05pt solid #000000"/>
    </style:style>
    <style:style style:name="Resultados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ffff" style:font-name="Liberation Sans" fo:font-size="8pt" fo:font-weight="bold" officeooo:rsid="00125c11" officeooo:paragraph-rsid="00125c11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ffff" style:font-name="Liberation Sans" fo:font-size="8pt" fo:font-weight="bold" officeooo:rsid="00125c11" officeooo:paragraph-rsid="00125c11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Liberation Sans" fo:font-size="8pt" officeooo:rsid="00125c11" officeooo:paragraph-rsid="00125c1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8pt" officeooo:rsid="00125c11" officeooo:paragraph-rsid="00125c11" style:font-size-asian="8pt" style:font-size-complex="8pt"/>
    </style:style>
    <style:style style:name="P5" style:family="paragraph" style:parent-style-name="Table_20_Contents">
      <style:text-properties style:font-name="Liberation Sans" fo:font-size="8pt" officeooo:rsid="00143644" officeooo:paragraph-rsid="00143644" style:font-size-asian="8pt" style:font-size-complex="8pt"/>
    </style:style>
    <style:style style:name="P6" style:family="paragraph" style:parent-style-name="Text_20_body">
      <style:text-properties officeooo:rsid="001546f7" officeooo:paragraph-rsid="001546f7"/>
    </style:style>
    <style:style style:name="T1" style:family="text">
      <style:text-properties officeooo:rsid="001374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d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OBI – Reporte de cumplimiento de Pautas comerciales</text:p>
      <text:p text:style-name="P6"><text:span text:style-name="T2">Cliente: </text:span>[general.cliente]</text:p>
      <text:p text:style-name="P6"><text:span text:style-name="T2">Desde: </text:span>[general.desde]</text:p>
      <text:p text:style-name="P6"><text:span text:style-name="T2">Hasta: </text:span>[general.hasta]</text:p>
      <text:p text:style-name="P6"><text:span text:style-name="T2">Pauta: </text:span>[general.pauta]</text:p>
      <table:table table:name="Resultados" table:style-name="Resultados">
        <table:table-column table:style-name="Resultados.A"/>
        <table:table-column table:style-name="Resultados.B"/>
        <table:table-column table:style-name="Resultados.C"/>
        <table:table-column table:style-name="Resultados.D"/>
        <table:table-column table:style-name="Resultados.E"/>
        <table:table-column table:style-name="Resultados.F"/>
        <table:table-column table:style-name="Resultados.G"/>
        <table:table-row>
          <table:table-cell table:style-name="Resultados.A1" office:value-type="string">
            <text:p text:style-name="P1">Código</text:p>
          </table:table-cell>
          <table:table-cell table:style-name="Resultados.A1" office:value-type="string">
            <text:p text:style-name="P1">Nombre</text:p>
          </table:table-cell>
          <table:table-cell table:style-name="Resultados.A1" office:value-type="string">
            <text:p text:style-name="P1">Desde</text:p>
          </table:table-cell>
          <table:table-cell table:style-name="Resultados.A1" office:value-type="string">
            <text:p text:style-name="P1">Hasta</text:p>
          </table:table-cell>
          <table:table-cell table:style-name="Resultados.A1" office:value-type="string">
            <text:p text:style-name="P1">Horario</text:p>
          </table:table-cell>
          <table:table-cell table:style-name="Resultados.A1" office:value-type="string">
            <text:p text:style-name="P2">Objetivo</text:p>
          </table:table-cell>
          <table:table-cell table:style-name="Resultados.G1" office:value-type="string">
            <text:p text:style-name="P1">Detalle</text:p>
          </table:table-cell>
        </table:table-row>
        <table:table-row>
          <table:table-cell table:style-name="Resultados.A2" office:value-type="string">
            <text:p text:style-name="P3">[r.<text:span text:style-name="T1">code</text:span>;block=tbs:row]</text:p>
          </table:table-cell>
          <table:table-cell table:style-name="Resultados.B2" office:value-type="string">
            <text:p text:style-name="P3">[r.<text:span text:style-name="T1">name</text:span>]</text:p>
          </table:table-cell>
          <table:table-cell table:style-name="Resultados.C2" office:value-type="string">
            <text:p text:style-name="P3">[r.<text:span text:style-name="T1">from_date</text:span>]</text:p>
          </table:table-cell>
          <table:table-cell table:style-name="Resultados.D2" office:value-type="string">
            <text:p text:style-name="P3">[r.<text:span text:style-name="T1">to_date</text:span>]</text:p>
          </table:table-cell>
          <table:table-cell table:style-name="Resultados.E2" office:value-type="string">
            <text:p text:style-name="P3">[r.<text:span text:style-name="T1">from_time</text:span>] – <text:span text:style-name="T1">[r.to_time]</text:span></text:p>
          </table:table-cell>
          <table:table-cell table:style-name="Resultados.F2" office:value-type="string">
            <text:p text:style-name="P4">[r.<text:span text:style-name="T1">progress</text:span>]</text:p>
          </table:table-cell>
          <table:table-cell table:style-name="Resultados.G2" office:value-type="string">
            <text:p text:style-name="P5">[r.details;<text:span text:style-name="T3">strconv=nobr</text:span>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Farias</meta:initial-creator>
    <meta:creation-date>2015-05-14T16:33:04.392412554</meta:creation-date>
    <dc:date>2015-05-19T10:35:06.734838368</dc:date>
    <dc:creator>Facundo Farias</dc:creator>
    <meta:editing-duration>PT10M25S</meta:editing-duration>
    <meta:editing-cycles>5</meta:editing-cycles>
    <meta:generator>LibreOffice/4.1.3.2$Linux_X86_64 LibreOffice_project/410m0$Build-2</meta:generator>
    <meta:document-statistic meta:table-count="1" meta:image-count="0" meta:object-count="0" meta:page-count="1" meta:paragraph-count="19" meta:word-count="30" meta:character-count="305" meta:non-whitespace-character-count="292"/>
  </office:meta>
</office:document-meta>
</file>